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ac0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6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b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f4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a4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f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7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b5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23d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85b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56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be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df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f0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05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0e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d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9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913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0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9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68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e0d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0c9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b08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80b7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dbd2b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style:font-name="標楷體1" officeooo:rsid="44423d8b"/>
    </style:style>
    <style:style style:name="T10" style:family="text">
      <style:text-properties fo:color="#333333"/>
    </style:style>
    <style:style style:name="T11" style:family="text">
      <style:text-properties fo:color="#333333" officeooo:rsid="41d0b885"/>
    </style:style>
    <style:style style:name="T12" style:family="text">
      <style:text-properties fo:color="#333333" officeooo:rsid="376c64b1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443dbd2b" style:font-name-asian="Arial1"/>
    </style:style>
    <style:style style:name="T26" style:family="text">
      <style:text-properties officeooo:rsid="376c64b1"/>
    </style:style>
    <style:style style:name="T27" style:family="text">
      <style:text-properties fo:color="#010101" style:font-name="標楷體1" fo:font-size="10pt" style:font-name-asian="標楷體1" style:font-size-asian="10pt" style:font-size-complex="10pt"/>
    </style:style>
    <style:style style:name="T28" style:family="text">
      <style:text-properties officeooo:rsid="430a33b5"/>
    </style:style>
    <style:style style:name="T29" style:family="text">
      <style:text-properties officeooo:rsid="43178f2b"/>
    </style:style>
    <style:style style:name="T30" style:family="text">
      <style:text-properties officeooo:rsid="434f0ca2"/>
    </style:style>
    <style:style style:name="T31" style:family="text">
      <style:text-properties style:font-name="標楷體" officeooo:rsid="436c5bf1" style:font-name-asian="標楷體" style:font-name-complex="標楷體"/>
    </style:style>
    <style:style style:name="T32" style:family="text">
      <style:text-properties officeooo:rsid="43c2f868"/>
    </style:style>
    <style:style style:name="T33" style:family="text">
      <style:text-properties officeooo:rsid="443dbd2b"/>
    </style:style>
    <style:style style:name="T34" style:family="text">
      <style:text-properties officeooo:rsid="4440ab2d"/>
    </style:style>
    <style:style style:name="T35" style:family="text">
      <style:text-properties officeooo:rsid="44423d8b"/>
    </style:style>
    <style:style style:name="T36" style:family="text">
      <style:text-properties style:text-position="super 58%" style:font-name="標楷體1" officeooo:rsid="4470687f"/>
    </style:style>
    <style:style style:name="T37" style:family="text">
      <style:text-properties officeooo:rsid="44800246"/>
    </style:style>
    <style:style style:name="T38" style:family="text">
      <style:text-properties officeooo:rsid="40b326dd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3832752" text:style-name="L1">
        <text:list-item>
          <text:p text:style-name="P1"><text:bookmark-start text:name="問題"/>問題<text:bookmark-end text:name="問題"/></text:p>
          <text:list>
            <text:list-item>
              <text:p text:style-name="P15">問題<text:span text:style-name="T4">的 分類</text:span>。</text:p>
              <text:list>
                <text:list-item>
                  <text:p text:style-name="P16"><text:span text:style-name="T13">數量型</text:span>問題。</text:p>
                </text:list-item>
                <text:list-item>
                  <text:p text:style-name="P16">社會型問題。</text:p>
                </text:list-item>
                <text:list-item>
                  <text:p text:style-name="P16"><text:span text:style-name="T30">全體型</text:span>問題。</text:p>
                </text:list-item>
                <text:list-item>
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0">問題 不一定是 問題。</text:p>
              <text:list>
                <text:list-item>
                  <text:p text:style-name="P2"><text:span text:style-name="T10">明顯例子，（第一個個體 認定的）</text:span>問題<text:span text:style-name="T10">，（第二個個體、第三個個體 認定）</text:span>不是 問題。</text:p>
                  <text:list>
                    <text:list-item>
                      <text:p text:style-name="P21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1">，鳥、昆蟲 </text:span><text:span text:style-name="T14">是 問題</text:span><text:span text:style-name="T11">、有害的存在、有害的個體</text:span><text:span text:style-name="T14">。</text:span></text:p>
                          <text:list>
                            <text:list-item>
                              <text:p text:style-name="P22"><text:span text:style-name="T14">有害的存在 是 直接型有害 農田的 存在</text:span>。</text:p>
                            </text:list-item>
                            <text:list-item>
                              <text:p text:style-name="P22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3">對於 第一個個體 來說，鳥、昆蟲 <text:span text:style-name="T14">有機率</text:span>是 問題。</text:p>
                        </text:list-item>
                        <text:list-item>
                          <text:p text:style-name="P23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4">假定，第二個個體 養魚。</text:p>
                      <text:list>
                        <text:list-item>
                          <text:p text:style-name="P3">第二個個體 有機率認定<text:span text:style-name="T10">，鳥、昆蟲 </text:span>不是 問題<text:span text:style-name="T11">、功能</text:span>。</text:p>
                        </text:list-item>
                        <text:list-item>
                          <text:p text:style-name="P23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3">假定，第三個個體 開 動物園、昆蟲館、大自然旅館。</text:p>
                      <text:list>
                        <text:list-item>
                          <text:p text:style-name="P4">第三個個體 有機率認定<text:span text:style-name="T10">，鳥、昆蟲 </text:span>是 功能<text:span text:style-name="T10">、有益的存在、有益的個體</text:span>。</text:p>
                        </text:list-item>
                        <text:list-item>
                          <text:p text:style-name="P23">對於 第三個個體 來說，鳥、昆蟲 <text:span text:style-name="T14">有機率</text:span>是 功能。</text:p>
                        </text:list-item>
                        <text:list-item>
                          <text:p text:style-name="P23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5">假定，第四個個體 種花、開果園、種蘋果樹。</text:p>
                      <text:list>
                        <text:list-item>
                          <text:p text:style-name="P5">第四個個體 有機率認定<text:span text:style-name="T10">，鳥、昆蟲（</text:span>同時<text:span text:style-name="T10">）</text:span>是 問題、功能。</text:p>
                        </text:list-item>
                        <text:list-item>
                          <text:p text:style-name="P26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6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明顯例子。</text:p>
                  <text:list>
                    <text:list-item>
                      <text:p text:style-name="P28">假定，第一個個體 存在、變化。</text:p>
                      <text:list>
                        <text:list-item>
                          <text:p text:style-name="P29">假定，第一個個體 認定 某一特定 特徵、存在、變化、思想、決策、行動 是 問題。</text:p>
                          <text:list>
                            <text:list-item>
                              <text:p text:style-name="P30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1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1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7">適當的 減少 有害的存在 有機率變成 有益的存在。</text:p>
                              <text:list>
                                <text:list-item>
                                  <text:p text:style-name="P27">明顯例子，醫藥用嗎啡。</text:p>
                                  <text:list>
                                    <text:list-item>
                                      <text:p text:style-name="P27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二個個體 存在、變化。</text:p>
                      <text:list>
                        <text:list-item>
                          <text:p text:style-name="P29">假定，第二個個體 認定 某一特定 特徵、存在、變化、思想 不是 問題、功能。</text:p>
                        </text:list-item>
                        <text:list-item>
                          <text:p text:style-name="P33">對於 第二個個體 來說，該個體 不是 問題、功能。</text:p>
                          <text:list>
                            <text:list-item>
                              <text:p text:style-name="P72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三個個體 存在、變化。</text:p>
                      <text:list>
                        <text:list-item>
                          <text:p text:style-name="P34">假定，第三個個體 認定 某一特定 特徵、存在、變化、思想、決策、行動 是 功能。</text:p>
                          <text:list>
                            <text:list-item>
                              <text:p text:style-name="P3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5">對於 第三個個體 來說，該個體 是 功能、有益的存在、有益的個體。</text:p>
                          <text:list>
                            <text:list-item>
                              <text:p text:style-name="P73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5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6">過少的 增加 有益的存在 有機率變成 有害的存在。</text:p>
                              <text:list>
                                <text:list-item>
                                  <text:p text:style-name="P36">明顯例子，脫水。</text:p>
                                  <text:list>
                                    <text:list-item>
                                      <text:p text:style-name="P37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過多的 增加 有益的存在 有機率變成 有害的存在。</text:p>
                              <text:list>
                                <text:list-item>
                                  <text:p text:style-name="P3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第四個個體 存在、變化。</text:p>
                      <text:list>
                        <text:list-item>
                          <text:p text:style-name="P38">假定，第三個個體 認定 某一特定 特徵、存在、變化、思想（同時）是 問題、功能。</text:p>
                        </text:list-item>
                        <text:list-item>
                          <text:p text:style-name="P38">對於 第四個個體 來說，該個體（同時）是 問題、功能。</text:p>
                        </text:list-item>
                        <text:list-item>
                          <text:p text:style-name="P38">第四個個體 做出 某一特定 思想、決策、行動→平衡 該存在→解決問題、提升功能。</text:p>
                          <text:list>
                            <text:list-item>
                              <text:p text:style-name="P38">平衡 該存在 的 明顯例子，增加、減少、控制 該存在的 大小、數量、形狀。</text:p>
                            </text:list-item>
                            <text:list-item>
                              <text:p text:style-name="P3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6">知道、認定 有機率 不同</text:span><text:span text:style-name="T12">、不協調、不自洽</text:span>。</text:p>
              <text:list>
                <text:list-item>
                  <text:p text:style-name="P74">明顯例子，指鹿為馬。</text:p>
                  <text:list>
                    <text:list-item>
                      <text:p text:style-name="P39"><text:span text:style-name="T26">假定，某一特定個體 知道</text:span>，鹿 是 鹿。</text:p>
                    </text:list-item>
                    <text:list-item>
                      <text:p text:style-name="P40"><text:span text:style-name="T26">假定，該個體（真心、心裡、意識、被教育、被催眠）認定</text:span>，鹿 是 馬。</text:p>
                    </text:list-item>
                    <text:list-item>
                      <text:p text:style-name="P41"><text:span text:style-name="T26">該個體，知道、認定 不同、不協調、不自洽</text:span>。</text:p>
                      <text:list>
                        <text:list-item>
                          <text:p text:style-name="P42"><text:span text:style-name="T26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26">明顯例子，畫、照片、</text:span><text:span text:style-name="T6">2維平面的3D寫實</text:span><text:span text:style-name="T26">畫。</text:span></text:p>
                  <text:list>
                    <text:list-item>
                      <text:p text:style-name="P43"><text:span text:style-name="T26">假定，某一特定個體 知道</text:span>，畫 是 <text:span text:style-name="T6">2維畫面</text:span>。</text:p>
                    </text:list-item>
                    <text:list-item>
                      <text:p text:style-name="P44"><text:span text:style-name="T26">假定，該個體</text:span> <text:span text:style-name="T26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2"><text:span text:style-name="T26">該個體，知道、認定 不同、不協調、不自洽</text:span>。</text:p>
                      <text:list>
                        <text:list-item>
                          <text:p text:style-name="P75">抽象例子，正常現象。</text:p>
                          <text:list>
                            <text:list-item>
                              <text:p text:style-name="P45"><text:span text:style-name="T26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失溫。</text:p>
                  <text:list>
                    <text:list-item>
                      <text:p text:style-name="P46"><text:span text:style-name="T26">假定，某一特定個體 知道</text:span>，<text:span text:style-name="T6">身體溫度</text:span><text:span text:style-name="T26"> </text:span><text:span text:style-name="T6">過低、變低</text:span>。</text:p>
                      <text:list>
                        <text:list-item>
                          <text:p text:style-name="P46">該個體 知道，外在環境的溫度 低於 身體的溫度。</text:p>
                        </text:list-item>
                      </text:list>
                    </text:list-item>
                    <text:list-item>
                      <text:p text:style-name="P46"><text:span text:style-name="T26">假定，該個體</text:span> <text:span text:style-name="T26">認定</text:span>，<text:span text:style-name="T6">身體</text:span><text:span text:style-name="T26"> </text:span><text:span text:style-name="T6">很熱、要脫掉衣物</text:span>。</text:p>
                    </text:list-item>
                    <text:list-item>
                      <text:p text:style-name="P45"><text:span text:style-name="T26">該個體，知道、認定 不同、不協調、不自洽</text:span>。</text:p>
                      <text:list>
                        <text:list-item>
                          <text:p text:style-name="P77">抽象例子，正常的生理反應。</text:p>
                          <text:list>
                            <text:list-item>
                              <text:p text:style-name="P47"><text:span text:style-name="T26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奴隸制。</text:p>
                  <text:list>
                    <text:list-item>
                      <text:p text:style-name="P47"><text:span text:style-name="T26">假定，某一特定個體 知道</text:span>，（人類）奴隸 是 人。</text:p>
                    </text:list-item>
                    <text:list-item>
                      <text:p text:style-name="P48"><text:span text:style-name="T26">假定，該個體（真心、心裡、意識、被教育、被催眠）認定</text:span>，（人類）奴隸 不是 人。</text:p>
                      <text:list>
                        <text:list-item>
                          <text:p text:style-name="P49"><text:span text:style-name="T26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7"><text:span text:style-name="T26">該個體，知道、認定 不同、不協調、不自洽</text:span>。</text:p>
                      <text:list>
                        <text:list-item>
                          <text:p text:style-name="P47"><text:span text:style-name="T26">抽象例子，（</text:span>奴隸制國家 的）常識、共識。</text:p>
                          <text:list>
                            <text:list-item>
                              <text:p text:style-name="P50">奴隸制國家 的 常識、共識<text:span text:style-name="T26">，被視為（</text:span>奴隸制國家 的）<text:span text:style-name="T26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肉雞制。</text:p>
                  <text:list>
                    <text:list-item>
                      <text:p text:style-name="P50"><text:span text:style-name="T26">假定，某一特定個體 知道</text:span>，（動物）肉雞 是 動物。</text:p>
                    </text:list-item>
                    <text:list-item>
                      <text:p text:style-name="P51"><text:span text:style-name="T26">假定，該個體（真心、心裡、意識、被教育）認定</text:span>，（動物）肉雞 不是 活生生的雞。</text:p>
                      <text:list>
                        <text:list-item>
                          <text:p text:style-name="P52"><text:span text:style-name="T26">假定，該個體（真心、心裡、意識、被教育、被催眠）認定</text:span>，（動物）肉雞 是 食物。</text:p>
                          <text:list>
                            <text:list-item>
                              <text:p text:style-name="P52">該個體 有機率不讓，肉雞 生活、享受、快樂、運動、肌肉、像動物一樣的活著。</text:p>
                            </text:list-item>
                            <text:list-item>
                              <text:p text:style-name="P53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6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0">認定的 分類。</text:p>
              <text:list>
                <text:list-item>
                  <text:p text:style-name="P50">常認定。</text:p>
                </text:list-item>
                <text:list-item>
                  <text:p text:style-name="P50">共認定。</text:p>
                </text:list-item>
                <text:list-item>
                  <text:p text:style-name="P50">群認定。</text:p>
                  <text:list>
                    <text:list-item>
                      <text:p text:style-name="P50">數量型認定。</text:p>
                    </text:list-item>
                    <text:list-item>
                      <text:p text:style-name="P50">社會型認定。</text:p>
                    </text:list-item>
                    <text:list-item>
                      <text:p text:style-name="P54"><text:span text:style-name="T13">全體</text:span>型認定。</text:p>
                    </text:list-item>
                    <text:list-item>
    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5">認定 <text:span text:style-name="T22">↔</text:span><text:span text:style-name="T28">（行動的）目標</text:span>。</text:p>
                </text:list-item>
                <text:list-item>
                  <text:p text:style-name="P56">知道 <text:span text:style-name="T22">↔</text:span><text:span text:style-name="T28">（行動 當中、之後 產生的）結果</text:span>。</text:p>
                </text:list-item>
                <text:list-item>
                  <text:p text:style-name="P57">明顯例子，假定，第一個個體 坐在 椅子 上。</text:p>
                  <text:list>
                    <text:list-item>
                      <text:p text:style-name="P57">假定，第二個個體 要阻止 第一個個體 站起來。</text:p>
                    </text:list-item>
                    <text:list-item>
                      <text:p text:style-name="P55">第二個個體 有機率使用雙手 壓住 第一個個體的 肩膀。</text:p>
                      <text:list>
                        <text:list-item>
                          <text:p text:style-name="P55">第一個個體 有機率（反而）想站起來、做出站起來的動作。</text:p>
                          <text:list>
                            <text:list-item>
                              <text:p text:style-name="P55">即便 第一個個體（原本、原先、一開始就）沒有 想要站起來。</text:p>
                            </text:list-item>
                            <text:list-item>
                              <text:p text:style-name="P58">第二個個體 行動的 目標、結果 不同。</text:p>
                            </text:list-item>
                            <text:list-item>
                              <text:p text:style-name="P58">第二個個體 有 目標、結果 失調的 現象。</text:p>
                              <text:list>
                                <text:list-item>
                                  <text:p text:style-name="P59">行動失調、目結失調 <text:span text:style-name="T23">↔</text:span><text:span text:style-name="T29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二個個體 有機率阻止，第一個個體 站起來。</text:p>
                          <text:list>
                            <text:list-item>
                              <text:p text:style-name="P61">第二個個體 有機率造成，第一個個體（反而）想站起來。</text:p>
                              <text:list>
                                <text:list-item>
                                  <text:p text:style-name="P61">在 該過程，第一個個體 有機率 掙扎、反抗、暴力、勞累、沮喪。</text:p>
                                </text:list-item>
                                <text:list-item>
                                  <text:p text:style-name="P62">在 該過程，第二個個體 有機率 憤怒、驚恐、暴力、勞累、沮喪。</text:p>
                                </text:list-item>
                                <text:list-item>
                                  <text:p text:style-name="P61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3">第二個個體 有機率阻止，第一個個體 站起來。</text:p>
                              <text:list>
                                <text:list-item>
                                  <text:p text:style-name="P64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5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假定，第三個個體 告訴 第一個個體 不要站起來、不要站起來的原因。</text:p>
                      <text:list>
                        <text:list-item>
                          <text:p text:style-name="P59">第一個個體 有機率不站起來、繼續坐在椅子上。</text:p>
                        </text:list-item>
                        <text:list-item>
                          <text:p text:style-name="P59">第三個個體 有機率沒有 行動失調的 現象。</text:p>
                        </text:list-item>
                        <text:list-item>
                          <text:p text:style-name="P59">假定，第三個個體 語焉不詳、當謎語人、詞不達意。</text:p>
                          <text:list>
                            <text:list-item>
                              <text:p text:style-name="P59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第二個個體沒有阻止、第三個個體沒有告訴。</text:p>
                      <text:list>
                        <text:list-item>
                          <text:p text:style-name="P66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認知失調、決策失調。</text:p>
              <text:list>
                <text:list-item>
                  <text:p text:style-name="P67">認定 <text:span text:style-name="T22">↔</text:span><text:span text:style-name="T28">（決策的）目標</text:span>。</text:p>
                </text:list-item>
                <text:list-item>
                  <text:p text:style-name="P68">知道 <text:span text:style-name="T22">↔</text:span><text:span text:style-name="T28">（決策 當中、之後 產生的）結果</text:span>。</text:p>
                </text:list-item>
                <text:list-item>
                  <text:p text:style-name="P68">思想失調、決策失調、行動失調。</text:p>
                  <text:list>
                    <text:list-item>
                      <text:p text:style-name="P69">思想失調 <text:span text:style-name="T22">↔</text:span> 認知失調、認知偏誤。</text:p>
                    </text:list-item>
                    <text:list-item>
                      <text:p text:style-name="P69">決策失調 <text:span text:style-name="T22">↔</text:span> 選擇失調、沉沒成本。</text:p>
                    </text:list-item>
                    <text:list-item>
                      <text:p text:style-name="P69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0">安全。</text:p>
              <text:list>
                <text:list-item>
                  <text:p text:style-name="P9">越是認定 安全<text:span text:style-name="T10">、有隱私、不被控制</text:span>，越是 不安全<text:span text:style-name="T10">、沒有隱私、容易控制</text:span>。</text:p>
                  <text:list>
                    <text:list-item>
                      <text:p text:style-name="P70">某一特定個體 越是認定（自己、其他個體）安全，（自己、其他個體）越是實際 不安全。</text:p>
                    </text:list-item>
                    <text:list-item>
                      <text:p text:style-name="P80">明顯例子，假定，某一特定個體 使<text:span text:style-name="T5">用 HTTPS（加密連線）</text:span>。</text:p>
                      <text:list>
                        <text:list-item>
                          <text:p text:style-name="P80">該個體<text:span text:style-name="T19"> 有機率認定，自己 很安全、非常安全、很有隱私</text:span>。</text:p>
                        </text:list-item>
                        <text:list-item>
                          <text:p text:style-name="P80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1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2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2">明顯例子，假定，某一特定個體 使<text:span text:style-name="T5">用 意識</text:span>。</text:p>
                      <text:list>
                        <text:list-item>
                          <text:p text:style-name="P82">該個體<text:span text:style-name="T19"> 有機率認定，自己 很安全、非常安全、很有隱私</text:span>。</text:p>
                        </text:list-item>
                        <text:list-item>
                          <text:p text:style-name="P82"><text:span text:style-name="T19">該個體 有機率（隨心所欲的、毫無底線的）思想、思考、想像</text:span>。</text:p>
                        </text:list-item>
                        <text:list-item>
                          <text:p text:style-name="P83"><text:span text:style-name="T19">該個體 有機率 不認為、沒有想到，其他個體 能夠 心靈感應、催眠、精神控制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4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4">認定安全、實際安全（在 直角座標系）有機率是<text:span text:style-name="T5"> U字</text:span>形。<text:span text:style-name="T27">{（水平軸 是 認定安全軸）（垂直軸 是 實際安全軸）}</text:span></text:p>
                  <text:list>
                    <text:list-item>
                      <text:p text:style-name="P84">越不適當的 認定安全，越實際 不安全。</text:p>
                    </text:list-item>
                    <text:list-item>
                      <text:p text:style-name="P84">越適當的 認定安全，越實際的 安全。</text:p>
                    </text:list-item>
                    <text:list-item>
                      <text:p text:style-name="P84">越適當的、越不適當的 認定不安全，越實際 不安全。</text:p>
                      <text:list>
                        <text:list-item>
                          <text:p text:style-name="P84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4">正義 是 正確的 意義。</text:p>
              <text:list>
                <text:list-item>
                  <text:p text:style-name="P85">正義 是（自己 認定的）正確的 意義。</text:p>
                  <text:list>
                    <text:list-item>
                      <text:p text:style-name="P85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6">正義 是（自己 認定的）正確的 個體。</text:p>
                  <text:list>
                    <text:list-item>
                      <text:p text:style-name="P12"><text:span text:style-name="T10">（某一特定個體的）</text:span>正義 是<text:span text:style-name="T10">（該個體自己 認定的）</text:span>正確的 個體。</text:p>
                    </text:list-item>
                  </text:list>
                </text:list-item>
                <text:list-item>
                  <text:p text:style-name="P87">正義 是 在 某一特定 信念、投影世界觀 之內、之下，正確的 意義、個體、存在、變化。</text:p>
                  <text:list>
                    <text:list-item>
                      <text:p text:style-name="P88">（某一特定個體的）正義 是（該個體 認定的）正確的 投影世界觀、信念、認定、發現。</text:p>
                      <text:list>
                        <text:list-item>
                          <text:p text:style-name="P89">正義 是（自己 認定的）思想正常、決策正常、行動正常。</text:p>
                        </text:list-item>
                        <text:list-item>
                          <text:p text:style-name="P89">（某一特定個體的）正義 是（該個體 認定的）思想正常、決策正常、行動正常。</text:p>
                          <text:list>
                            <text:list-item>
                              <text:p text:style-name="P90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維持正義 是 把 個體 維持在（自己 認定的）正確的 個體。</text:p>
              <text:list>
                <text:list-item>
                  <text:p text:style-name="P13">維持正義 是<text:span text:style-name="T10">，把 某一特定個體 </text:span>維持<text:span text:style-name="T10">在、保持在、慣性在，</text:span>正確的<text:span text:style-name="T10"> 該</text:span>個體。</text:p>
                </text:list-item>
                <text:list-item>
                  <text:p text:style-name="P90">維持正義 是把 某一特定個體 維持在 自己的 投影世界觀、信念、認定、發現。</text:p>
                  <text:list>
                    <text:list-item>
                      <text:p text:style-name="P91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  <text:list-item>
                  <text:p text:style-name="P91">抽象描述，維持正義 是 把（某一特定 信念、投影世界觀 之內、之下）的 已經（完全）存在（、已知）的 某一特定 意義、個體、存在、變化，維持在、保持在、慣性在（該信念、該投影世界觀 之內、之下）已經（完全）存在（、已知）的 意義、個體、存在、變化。</text:p>
                  <text:list>
                    <text:list-item>
                      <text:p text:style-name="P92">抽象例子，內捲。</text:p>
                    </text:list-item>
                  </text:list>
                </text:list-item>
              </text:list>
            </text:list-item>
            <text:list-item>
              <text:p text:style-name="P84">執行正義 是 校正成 正確的 意義。</text:p>
              <text:list>
                <text:list-item>
                  <text:p text:style-name="P93">執行正義 是 把 意義 校正成（自己 認定的）正確的 意義。</text:p>
                  <text:list>
                    <text:list-item>
                      <text:p text:style-name="P93">執行正義 是，把 某一特定意義 校正成、修改成、塑造成，正確的 該意義。</text:p>
                    </text:list-item>
                    <text:list-item>
                      <text:p text:style-name="P84">（對 某一特定個體）執行正義、正義制裁 是（對 該個體的 意義）校正成 正確的 意義。</text:p>
                    </text:list-item>
                    <text:list-item>
                      <text:p text:style-name="P94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5">執行正義 是 把 個體 校正成（自己 認定的）正確的 個體。</text:p>
                  <text:list>
                    <text:list-item>
                      <text:p text:style-name="P14">執行正義 是<text:span text:style-name="T10">，把 某一特定個體 校正成、</text:span>修改成<text:span text:style-name="T10">、塑造成、消失成，</text:span>正確的<text:span text:style-name="T10"> 該</text:span>個體。</text:p>
                      <text:list>
                        <text:list-item>
                          <text:p text:style-name="P94">消失成 正確的 該個體 的 明顯例子，某一特定個體 不存在（本身）（就）是 正義。</text:p>
                        </text:list-item>
                        <text:list-item>
                          <text:p text:style-name="P96">消失成 正確的 該個體 的 明顯例子，某一特定個體 存在（本身）（就）是 不正義。</text:p>
                          <text:list>
                            <text:list-item>
                              <text:p text:style-name="P97">明顯例子，假定，某一特定個體 發現 <text:span text:style-name="T31">√</text:span><text:span text:style-name="T8">2</text:span>。</text:p>
                              <text:list>
                                <text:list-item>
                                  <text:p text:style-name="P97">其他個體 有機率認定，<text:span text:style-name="T31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7">其他個體 有機率認定，該個體的 發現 存在（本身）（就）是 不正義。</text:p>
                                </text:list-item>
                                <text:list-item>
                                  <text:p text:style-name="P97">其他個體 有機率認定，該個體 存在（本身）（就）是 不正義。</text:p>
                                </text:list-item>
                                <text:list-item>
                                  <text:p text:style-name="P98">其他個體 有機率無法消失 <text:span text:style-name="T31">√</text:span><text:span text:style-name="T8">2</text:span>。</text:p>
                                </text:list-item>
                                <text:list-item>
                                  <text:p text:style-name="P98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9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100">執行正義 是把 其他個體 校正成、修改成、塑造成 自己的 投影世界觀、信念、認定、發現。</text:p>
                  <text:list>
                    <text:list-item>
                      <text:p text:style-name="P101">執行正義 是把 其他個體 契合於、邏輯自洽於 自己的 投影世界觀、信念、認定、發現。</text:p>
                    </text:list-item>
                    <text:list-item>
                      <text:p text:style-name="P102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03">抽象描述，執行正義 是 把（某一特定 信念、投影世界觀 之外、之上）的 還沒（完全）存在（、已知）的 某一特定 意義、個體、存在、變化，校正成、修改成（該信念、該投影世界觀 之內、之下）已經（完全）存在（、已知）的 意義、個體、存在、變化。</text:p>
                      <text:list>
                        <text:list-item>
                          <text:p text:style-name="P104">抽象例子，削足適履。</text:p>
                        </text:list-item>
                      </text:list>
                    </text:list-item>
                    <text:list-item>
                      <text:p text:style-name="P104">假定，第一個個體 讓（在第二個個體的 信念、投影世界觀 之外的）某一特定個體 存在。</text:p>
                      <text:list>
                        <text:list-item>
                          <text:p text:style-name="P105">第二個個體 有機率認定，第一個個體、該個體 不正義。</text:p>
                          <text:list>
                            <text:list-item>
                              <text:p text:style-name="P105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4">第二個個體 有機率執行正義 第一個個體、該個體。</text:p>
                          <text:list>
                            <text:list-item>
                              <text:p text:style-name="P104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7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8">明顯例子，指鹿為馬。</text:p>
                  <text:list>
                    <text:list-item>
                      <text:p text:style-name="P109">鹿 <text:span text:style-name="T24">↔</text:span><text:span text:style-name="T32"> 真實世界、</text:span>（觀測到的、感測到的）世界、（觀測到的、感測到的）其他個體。</text:p>
                    </text:list-item>
                    <text:list-item>
                      <text:p text:style-name="P109">馬 <text:span text:style-name="T24">↔</text:span><text:span text:style-name="T32"> </text:span>自己的 投影世界觀、信念、認定、發現。</text:p>
                      <text:list>
                        <text:list-item>
                          <text:p text:style-name="P110">讓 真實世界<text:span text:style-name="T32">、</text:span>（觀測到的）世界 契合於（自己的）投影世界觀、信念、認定、發現。</text:p>
                        </text:list-item>
                        <text:list-item>
                          <text:p text:style-name="P111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指鹿為馬。</text:p>
                  <text:list>
                    <text:list-item>
                      <text:p text:style-name="P109">鹿 <text:span text:style-name="T24">↔</text:span><text:span text:style-name="T32"> 客觀</text:span>。</text:p>
                    </text:list-item>
                    <text:list-item>
                      <text:p text:style-name="P112">馬 <text:span text:style-name="T24">↔</text:span><text:span text:style-name="T32"> 主觀</text:span>。</text:p>
                    </text:list-item>
                  </text:list>
                </text:list-item>
                <text:list-item>
                  <text:p text:style-name="P112">明顯例子，指馬為馬。</text:p>
                  <text:list>
                    <text:list-item>
                      <text:p text:style-name="P113">第一個馬 <text:span text:style-name="T24">↔</text:span><text:span text:style-name="T32"> 客觀</text:span>。</text:p>
                    </text:list-item>
                    <text:list-item>
                      <text:p text:style-name="P113">第二個馬 <text:span text:style-name="T24">↔</text:span><text:span text:style-name="T32"> 主觀</text:span>。</text:p>
                    </text:list-item>
                  </text:list>
                </text:list-item>
                <text:list-item>
                  <text:p text:style-name="P112">明顯例子，指 某一特定動物 為 馬。</text:p>
                  <text:list>
                    <text:list-item>
                      <text:p text:style-name="P112">數量型正義、數量型執行正義。</text:p>
                      <text:list>
                        <text:list-item>
                          <text:p text:style-name="P112">假定，一大群 認定，該動物 是 馬。</text:p>
                          <text:list>
                            <text:list-item>
                              <text:p text:style-name="P112">假定，某一特定個體 認定，該動物 是 鹿。</text:p>
                            </text:list-item>
                            <text:list-item>
                              <text:p text:style-name="P112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12">假定，一大群 認定，馬（只有、只會、只能）吃 草。</text:p>
                          <text:list>
                            <text:list-item>
                              <text:p text:style-name="P112">假定，該動物 吃 肉。</text:p>
                            </text:list-item>
                            <text:list-item>
                              <text:p text:style-name="P112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19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4">社會型正義、社會型執行正義。</text:p>
                    </text:list-item>
                    <text:list-item>
                      <text:p text:style-name="P114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5">明顯例子。</text:p>
              <text:list>
                <text:list-item>
                  <text:p text:style-name="P116">假定，第一個個體的 投影世界觀 是 天動說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84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6">假定，第二個個體的 投影世界觀 是 地動說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4">假定，第一個個體 審判、監禁、火刑 第二個個體。</text:p>
                  <text:list>
                    <text:list-item>
                      <text:p text:style-name="P118">第一個個體、其他個體 有機率認定，該審判、該監禁、該火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19">假定，第一個個體的 信念 是 有神論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信念 是 正義的 信念。</text:p>
                    </text:list-item>
                  </text:list>
                </text:list-item>
                <text:list-item>
                  <text:p text:style-name="P119">假定，第二個個體的 信念 是 無神論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20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9">假定，第一個個體 審判、監禁、火刑 第二個個體。</text:p>
                  <text:list>
                    <text:list-item>
                      <text:p text:style-name="P119">第一個個體、其他個體 有機率認定，該審判、該監禁、該火刑 是 執行正義。</text:p>
                    </text:list-item>
                    <text:list-item>
                      <text:p text:style-name="P121">第二個個體、其他個體 有機率認定，該審判、該監禁、該火刑 是 執行不正義。</text:p>
                    </text:list-item>
                    <text:list-item>
                      <text:p text:style-name="P11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的 認定 是 皇帝是神的代理人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認定 是 正義的 認定。</text:p>
                    </text:list-item>
                  </text:list>
                </text:list-item>
                <text:list-item>
                  <text:p text:style-name="P122">假定，第二個個體的 認定 是 皇帝（只）是人。</text:p>
                  <text:list>
                    <text:list-item>
                      <text:p text:style-name="P122">第一個個體 有機率認定，第二個個體 是 不正義的化身、不正義的存在。</text:p>
                    </text:list-item>
                    <text:list-item>
                      <text:p text:style-name="P122">第一個個體 有機率認定，第二個個體的 認定 是 不正義的 認定。</text:p>
                    </text:list-item>
                  </text:list>
                </text:list-item>
                <text:list-item>
                  <text:p text:style-name="P120">假定，第一個個體 審判、監禁、酷刑 第二個個體。</text:p>
                  <text:list>
                    <text:list-item>
                      <text:p text:style-name="P123">第一個個體、其他個體 有機率認定，該審判、該監禁、該酷刑 是 執行正義。</text:p>
                    </text:list-item>
                    <text:list-item>
                      <text:p text:style-name="P124">第二個個體、其他個體 有機率認定，該審判、該監禁、該酷刑 是 執行正義。</text:p>
                    </text:list-item>
                    <text:list-item>
                      <text:p text:style-name="P120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125">假定，第一個個體 發現 數字只有整數。</text:p>
                  <text:list>
                    <text:list-item>
                      <text:p text:style-name="P125">第一個個體 有機率認定，第一個個體 是 正義的化身、正義的存在。</text:p>
                    </text:list-item>
                    <text:list-item>
                      <text:p text:style-name="P125">第一個個體 有機率認定，第一個個體的 發現 是 正義的 發現。</text:p>
                    </text:list-item>
                  </text:list>
                </text:list-item>
                <text:list-item>
                  <text:p text:style-name="P126">假定，第二個個體 發現 <text:span text:style-name="T31">√</text:span><text:span text:style-name="T8">2</text:span>。</text:p>
                  <text:list>
                    <text:list-item>
                      <text:p text:style-name="P126">第一個個體 有機率認定，第二個個體 是 不正義的化身、不正義的存在。</text:p>
                    </text:list-item>
                    <text:list-item>
                      <text:p text:style-name="P127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7">假定，第一個個體 攻擊、傷害、浸水 第二個個體。</text:p>
                  <text:list>
                    <text:list-item>
                      <text:p text:style-name="P127">第一個個體、其他個體 有機率認定，該攻擊、該傷害、該浸水 是 執行正義。</text:p>
                    </text:list-item>
                    <text:list-item>
                      <text:p text:style-name="P124">第二個個體、其他個體 有機率認定，該攻擊、該傷害、該浸水 是 執行不正義。</text:p>
                    </text:list-item>
                    <text:list-item>
                      <text:p text:style-name="P12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某一特定個體的 信念、投影世界觀 認定，天鵝只有白色天鵝。</text:p>
                </text:list-item>
                <text:list-item>
                  <text:p text:style-name="P128">假定，該個體 發現 黑色天鵝。</text:p>
                  <text:list>
                    <text:list-item>
                      <text:p text:style-name="P128">該個體 有機率認定，該黑色天鵝 是 不正義的化身、不正義的存在。</text:p>
                    </text:list-item>
                    <text:list-item>
                      <text:p text:style-name="P128">該個體的 信念、投影世界觀 有機率 崩塌。</text:p>
                    </text:list-item>
                    <text:list-item>
                      <text:p text:style-name="P128">該個體 有機率為了 不改變（自己的）信念、投影世界觀 攻擊 該黑色天鵝。</text:p>
                      <text:list>
                        <text:list-item>
                          <text:p text:style-name="P129">該個體 有機率為了 維護、維持、強化（自己的）信念（本身）攻擊 該黑色天鵝。</text:p>
                        </text:list-item>
                        <text:list-item>
                          <text:p text:style-name="P128">該個體 有機率為了 維護、維持（自己的）投影世界觀（本身）攻擊 該黑色天鵝。</text:p>
                        </text:list-item>
                        <text:list-item>
                          <text:p text:style-name="P130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8">假定，該個體 攻擊、傷害、消失 該黑色天鵝。</text:p>
                  <text:list>
                    <text:list-item>
                      <text:p text:style-name="P128">該個體、其他個體 有機率認定，該攻擊、該傷害、該消失 是 執行正義。</text:p>
                    </text:list-item>
                    <text:list-item>
                      <text:p text:style-name="P124">該黑色天鵝、其他個體 有機率認定，該攻擊、該傷害、該消失 是 執行不正義。</text:p>
                    </text:list-item>
                    <text:list-item>
                      <text:p text:style-name="P131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31">明顯例子。</text:p>
              <text:list>
                <text:list-item>
                  <text:p text:style-name="P131">假定，古雅典人認定，蘇格拉底的 思想、決策、行動 有機率危害到 年輕人、古雅典的信仰。</text:p>
                  <text:list>
                    <text:list-item>
                      <text:p text:style-name="P132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33">假定，古雅典人 審判、監禁、處決 蘇格拉底。</text:p>
                  <text:list>
                    <text:list-item>
                      <text:p text:style-name="P134">古雅典人、其他個體 有機率認定，該審判、該監禁、該處決 是 執行正義。</text:p>
                    </text:list-item>
                    <text:list-item>
                      <text:p text:style-name="P124">蘇格拉底、其他個體 有機率認定，該審判、該監禁、該處決 是 執行不正義。</text:p>
                    </text:list-item>
                    <text:list-item>
                      <text:p text:style-name="P135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6">明顯例子。</text:p>
              <text:list>
                <text:list-item>
                  <text:p text:style-name="P136">假定，第一個個體 認定，第二個個體的 思想、決策、行動 有機率危害到 某一特定個體。</text:p>
                  <text:list>
                    <text:list-item>
                      <text:p text:style-name="P136">第一個個體 有機率認定，第二個個體 是 不正義的化身、不正義的存在。</text:p>
                    </text:list-item>
                    <text:list-item>
                      <text:p text:style-name="P137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7">假定，第一個個體 攻擊、傷害、消失 第二個個體。</text:p>
                  <text:list>
                    <text:list-item>
                      <text:p text:style-name="P136">第一個個體、其他個體 有機率認定，該攻擊、該傷害、該消失 是 執行正義。</text:p>
                    </text:list-item>
                    <text:list-item>
                      <text:p text:style-name="P124">第二個個體、其他個體 有機率認定，該攻擊、該傷害、該消失 是 執行不正義。</text:p>
                    </text:list-item>
                    <text:list-item>
                      <text:p text:style-name="P13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bookmark-start text:name="詰問、歸納"/>詰問、歸納<text:bookmark-end text:name="詰問、歸納"/></text:p>
          <text:list>
            <text:list-item>
              <text:p text:style-name="P139">詰問、歸納。</text:p>
              <text:list>
                <text:list-item>
                  <text:p text:style-name="P140">詰問 <text:span text:style-name="T25">↔</text:span><text:span text:style-name="T33"> 發散、取得共識、取得區域最佳解</text:span>。</text:p>
                </text:list-item>
                <text:list-item>
                  <text:p text:style-name="P140">歸納 <text:span text:style-name="T25">↔</text:span><text:span text:style-name="T33"> 收斂、取得共識、取得區域最佳解</text:span>。</text:p>
                </text:list-item>
                <text:list-item>
                  <text:p text:style-name="P140">？？？ <text:span text:style-name="T25">↔</text:span><text:span text:style-name="T33"> 發散、收斂、取得共識、取得全域最佳解</text:span>。</text:p>
                </text:list-item>
              </text:list>
            </text:list-item>
            <text:list-item>
              <text:p text:style-name="P140">抽象例子，一元二次方程式。</text:p>
              <text:list>
                <text:list-item>
                  <text:p text:style-name="P141">座標系（裡面）的 第一個點 →<text:span text:style-name="T34"> </text:span>詰問 →<text:span text:style-name="T35"> </text:span>座標系（裡面）的 第二個點。</text:p>
                  <text:list>
                    <text:list-item>
                      <text:p text:style-name="P142">座標系（裡面）的 第一個點 →<text:span text:style-name="T34"> </text:span>詰問 →<text:span text:style-name="T35"> </text:span>一元二次（方程式的）<text:span text:style-name="T35">曲線</text:span>的 第二個點。</text:p>
                    </text:list-item>
                    <text:list-item>
                      <text:p text:style-name="P143">一元二次（方程式的）曲線（裡面）的 第一個點 →<text:span text:style-name="T34"> </text:span>詰問 →<text:span text:style-name="T35"> 該曲線</text:span>的 第二個點。</text:p>
                      <text:list>
                        <text:list-item>
                          <text:p text:style-name="P144"><text:span text:style-name="T35">該曲線（</text:span><text:span text:style-name="T9">y 不等於 0</text:span><text:span text:style-name="T35">）的 解</text:span> <text:span text:style-name="T25">↔</text:span><text:span text:style-name="T33"> 某一特定（哲學）問題的 區域最佳解</text:span>。</text:p>
                        </text:list-item>
                      </text:list>
                    </text:list-item>
                    <text:list-item>
                      <text:p text:style-name="P145">一元二次（方程式的）曲線（裡面）的 某一特定點 →<text:span text:style-name="T34"> </text:span>詰問 →<text:span text:style-name="T35"> 該曲線（</text:span><text:span text:style-name="T9">y=0</text:span><text:span text:style-name="T35">）的 解</text:span>。</text:p>
                      <text:list>
                        <text:list-item>
                          <text:p text:style-name="P144"><text:span text:style-name="T35">該曲線（</text:span><text:span text:style-name="T9">y=0</text:span><text:span text:style-name="T35">）的 解</text:span> <text:span text:style-name="T25">↔</text:span><text:span text:style-name="T33"> 某一特定（哲學）問題的 全域最佳解</text:span>。</text:p>
                          <text:list>
                            <text:list-item>
                              <text:p text:style-name="P146"><text:span text:style-name="T33">（</text:span>在 某一特定座標系 上，）該<text:span text:style-name="T33">（哲學）問題的 全域最佳解</text:span>。</text:p>
                              <text:list>
                                <text:list-item>
                                  <text:p text:style-name="P147"><text:span text:style-name="T35">該曲線（在 </text:span>該座標系，）<text:span text:style-name="T33">有機率有 區域最佳解、全域最佳解、最佳解</text:span>。</text:p>
                                </text:list-item>
                              </text:list>
                            </text:list-item>
                            <text:list-item>
                              <text:p text:style-name="P146"><text:span text:style-name="T33">（對於</text:span> 某一特定座標系 來說，）該<text:span text:style-name="T33">（哲學）問題的 全域最佳解</text:span>。</text:p>
                            </text:list-item>
                            <text:list-item>
                              <text:p text:style-name="P146"><text:span text:style-name="T33">（以</text:span> 某一特定點 為 座標系零點，）該<text:span text:style-name="T33">（哲學）問題的 全域最佳解</text:span>。</text:p>
                              <text:list>
                                <text:list-item>
                                  <text:p text:style-name="P148">明顯例子，第一個座標系、第二個座標系 的 <text:span text:style-name="T33">最佳解 有機率 不同</text:span>。</text:p>
                                  <text:list>
                                    <text:list-item>
                                      <text:p text:style-name="P148">第一個座標系的 <text:span text:style-name="T33">最佳解數值 有機率不是 </text:span>第二個座標系的 <text:span text:style-name="T33">最佳解</text:span>。</text:p>
                                    </text:list-item>
                                    <text:list-item>
                                      <text:p text:style-name="P149"><text:span text:style-name="T33">對於</text:span> 第一個座標系 來說，第二個座標系的 <text:span text:style-name="T33">最佳解 有機率不是 最佳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0">座標系零點 <text:span text:style-name="T33">有機率 移動、改變</text:span>。</text:p>
                                </text:list-item>
                                <text:list-item>
                                  <text:p text:style-name="P151">座標系 <text:span text:style-name="T33">有機率 移動、旋轉、改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座標系（裡面）的 第一個點 →<text:span text:style-name="T34"> 反</text:span>詰問 →<text:span text:style-name="T35"> </text:span>座標系（裡面）的 第二個點。</text:p>
                  <text:list>
                    <text:list-item>
                      <text:p text:style-name="P153">一元二次（方程式的）<text:span text:style-name="T35">曲線</text:span>的 第一個點 →<text:span text:style-name="T34"> 反</text:span>詰問 → 座標系（裡面）的 第二個點。</text:p>
                    </text:list-item>
                    <text:list-item>
                      <text:p text:style-name="P153"><text:span text:style-name="T35">該曲線</text:span>的 第一個點 →<text:span text:style-name="T34"> 反</text:span>詰問 → 一元二次（方程式的）曲線（裡面）的 第二個點。</text:p>
                    </text:list-item>
                    <text:list-item>
                      <text:p text:style-name="P154"><text:span text:style-name="T35">該曲線（</text:span><text:span text:style-name="T9">y=0</text:span><text:span text:style-name="T35">）的 解</text:span> →<text:span text:style-name="T35"> 反</text:span>詰問 →<text:span text:style-name="T35"> </text:span>一元二次（方程式的）曲線（裡面）的 某一特定點。</text:p>
                    </text:list-item>
                  </text:list>
                </text:list-item>
                <text:list-item>
                  <text:p text:style-name="P155">抽象例子<text:span text:style-name="T5">，沒有點、單點、多點</text:span>、連續線、非連續線、連續面、非連續面、連續體。</text:p>
                  <text:list>
                    <text:list-item>
                      <text:p text:style-name="P156"><text:span text:style-name="T5">沒有點</text:span> <text:span text:style-name="T25">↔</text:span><text:span text:style-name="T33"> 某一特定（哲學）問題 </text:span><text:span text:style-name="T5">沒有 </text:span><text:span text:style-name="T33">最佳解</text:span>。</text:p>
                    </text:list-item>
                    <text:list-item>
                      <text:p text:style-name="P157"><text:span text:style-name="T5">單點</text:span> <text:span text:style-name="T25">↔</text:span><text:span text:style-name="T33"> 某一特定（哲學）問題 </text:span><text:span text:style-name="T5">有 一個 </text:span><text:span text:style-name="T33">最佳解</text:span>。</text:p>
                    </text:list-item>
                    <text:list-item>
                      <text:p text:style-name="P157"><text:span text:style-name="T5">多點</text:span> <text:span text:style-name="T25">↔</text:span><text:span text:style-name="T33"> 某一特定（哲學）問題 </text:span><text:span text:style-name="T5">有（非連續的）多個 </text:span><text:span text:style-name="T33">最佳解</text:span>。</text:p>
                    </text:list-item>
                    <text:list-item>
                      <text:p text:style-name="P158">連續線 <text:span text:style-name="T25">↔</text:span><text:span text:style-name="T33"> 某一特定（哲學）問題 </text:span><text:span text:style-name="T5">有（連續的）多個 </text:span><text:span text:style-name="T33">最佳解</text:span>。</text:p>
                    </text:list-item>
                    <text:list-item>
                      <text:p text:style-name="P158"><text:span text:style-name="T5">非</text:span>連續線 <text:span text:style-name="T25">↔</text:span><text:span text:style-name="T33"> 某一特定（哲學）問題 </text:span><text:span text:style-name="T5">有（連續的、非連續的）多個 </text:span><text:span text:style-name="T33">最佳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哲學數學化"/>哲學數學化<text:bookmark-end text:name="哲學數學化"/></text:p>
          <text:list>
            <text:list-item>
              <text:p text:style-name="P159">明顯例子，座標系（裡面）的 第一個點 →<text:span text:style-name="T34"> </text:span>詰問 →<text:span text:style-name="T35"> </text:span>座標系（裡面）的 第二個點。</text:p>
            </text:list-item>
            <text:list-item>
              <text:p text:style-name="P163">明顯例子，<text:span text:style-name="T19">對於 某一特定個體 來說 </text:span><text:span text:style-name="T38">↔</text:span><text:span text:style-name="T19"> 以 該個體 為 座標系零點</text:span>。</text:p>
            </text:list-item>
            <text:list-item>
              <text:p text:style-name="P160">明顯例子，文學數學化、神學數學化、數學數學化、學門數學化、文明數學化、個體數學化。</text:p>
              <text:list>
                <text:list-item>
                  <text:p text:style-name="P161">明顯例子，個體（數學）<text:span text:style-name="T36">n</text:span>化。</text:p>
                  <text:list>
                    <text:list-item>
                      <text:p text:style-name="P161">明顯例子，個體數學化、個體數學數學化、個體數學數學數學化。</text:p>
                    </text:list-item>
                  </text:list>
                </text:list-item>
                <text:list-item>
                  <text:p text:style-name="P162">明顯例子，文學數學化、數學文學化、神學數學化、數學神學化、文學化學化、化學文學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6:43:22.318000000</dc:date>
    <meta:editing-duration>P17DT3H37M6S</meta:editing-duration>
    <meta:editing-cycles>16236</meta:editing-cycles>
    <meta:document-statistic meta:table-count="0" meta:image-count="0" meta:object-count="0" meta:page-count="1" meta:paragraph-count="329" meta:word-count="8402" meta:character-count="9668" meta:non-whitespace-character-count="8747"/>
  </office:meta>
</office:document-meta>
</file>